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Ashleigh White<text:tab/></text:span></text:p>
      <text:p text:style-name="P1"><text:span text:style-name="T1">Unit 5: Play and learning </text:span></text:p>
      <text:p text:style-name="P1"><text:span text:style-name="T1">1.2 Describe the role of play in supporting all children's learning and development </text:span></text:p>
      <text:p text:style-name="P1"><text:span text:style-name="T1">7.2 Describe how play supports the intrests and abilities of children. </text:span></text:p>
      <text:p text:style-name="P1"><text:span text:style-name="T1">Play stimulates and motivates all areas of development. This helps their physical development by giving them the excersise they need to get them healthy. Physical exercise also helps develops their fine and gross motor skills and can also help the children. Social and emotional development is also helped with play because it helps the children to express their feelings, they also start to socilaise with other children and therefore increase their social circle; this also means that<text:s text:c="2"/>they will build relationships and learn how to share and take turns. Outdoors play will help the children's curiosity because they will be outside and they will be able to look at the world and also how the world work, they will also be able to have a look at different things such as leafs and flowers. </text:span></text:p>
      <text:p text:style-name="P1"><text:span text:style-name="T1">It helps cognitive development by giving them some grasp of how to problem solve and how to undertand the world; this will also help them to grasp the concept of the world as well. Their communication skills will also improve because they are interacing with other children and developing their language skills. The children will also learn how to pridict because they are watching others do it and recognising the patterns.<text:s text:c="2"/></text:span></text:p>
      <text:p text:style-name="P1"><text:span text:style-name="T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